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Consolas" fo:font-size="10.5pt" fo:font-weight="normal" fo:background-color="#1f1f1f"/>
    </style:style>
    <style:style style:name="P5" style:family="paragraph" style:parent-style-name="Standard">
      <style:paragraph-properties fo:margin-top="0in" fo:margin-bottom="0.1965in" style:contextual-spacing="false" style:line-height-at-least="0.198in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</style:style>
    <style:style style:name="T1" style:family="text">
      <style:text-properties fo:color="#d4d4d4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ce9178" loext:opacity="100%" style:font-name="Consolas" fo:font-size="10.5pt" fo:font-weight="normal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fo:color="#6a9955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 Example usage</text:p>
      <text:p text:style-name="P1">infinitive <text:span text:style-name="T1">=</text:span> <text:span text:style-name="T2">'gonʒ̆k̆u'</text:span></text:p>
      <text:p text:style-name="P1">subjects <text:span text:style-name="T1">=</text:span> [<text:span text:style-name="T2">'S1_Singular'</text:span>, <text:span text:style-name="T2">'S2_Singular'</text:span>, <text:span text:style-name="T2">'S3_Singular'</text:span>, <text:span text:style-name="T2">'S1_Plural'</text:span>, <text:span text:style-name="T2">'S2_Plural'</text:span>, <text:span text:style-name="T2">'S3_Plural'</text:span>]</text:p>
      <text:p text:style-name="P1">obj <text:span text:style-name="T1">=</text:span> <text:span text:style-name="T2">'O2_Singular'</text:span></text:p>
      <text:p text:style-name="P6"/>
      <text:p text:style-name="P4"># Collect conjugations</text:p>
      <text:p text:style-name="P1">all_conjugations <text:span text:style-name="T1">=</text:span> collect_conjugations(infinitive, subjects, <text:span text:style-name="T9">obj</text:span><text:span text:style-name="T1">=</text:span>obj)</text:p>
      <text:p text:style-name="P6"/>
      <text:p text:style-name="P4"># Extract and format imperatives</text:p>
      <text:p text:style-name="P1">imperatives <text:span text:style-name="T1">=</text:span> extract_imperatives(all_conjugations, subjects)</text:p>
      <text:p text:style-name="P1">formatted_imperatives <text:span text:style-name="T1">=</text:span> format_imperatives(imperatives)</text:p>
      <text:p text:style-name="P6"/>
      <text:p text:style-name="P4"># Print the formatted imperatives</text:p>
      <text:p text:style-name="P1"><text:span text:style-name="T10">for</text:span> region, forms <text:span text:style-name="T10">in</text:span> formatted_imperatives.items():</text:p>
      <text:p text:style-name="P3">    <text:span text:style-name="T5">print</text:span><text:span text:style-name="T12">(</text:span><text:span text:style-name="T7">f</text:span><text:span text:style-name="T3">"</text:span><text:span text:style-name="T7">{</text:span><text:span text:style-name="T12">region</text:span><text:span text:style-name="T7">}</text:span><text:span text:style-name="T3">:"</text:span><text:span text:style-name="T12">)</text:span></text:p>
      <text:p text:style-name="P3">    <text:span text:style-name="T11">for</text:span><text:span text:style-name="T12"> form </text:span><text:span text:style-name="T11">in</text:span><text:span text:style-name="T12"> forms:</text:span></text:p>
      <text:p text:style-name="P3">        <text:span text:style-name="T5">print</text:span><text:span text:style-name="T12">(form)</text:span></text:p>
      <text:p text:style-name="P6"/>
      <text:p text:style-name="P4"># Example usage for Sx conjugations with a specific object and marker</text:p>
      <text:p text:style-name="P1">infinitive <text:span text:style-name="T1">=</text:span> <text:span text:style-name="T2">'ceç̌u'</text:span></text:p>
      <text:p text:style-name="P1">obj <text:span text:style-name="T1">=</text:span> <text:span text:style-name="T2">'O3_Singular'</text:span></text:p>
      <text:p text:style-name="P1">marker <text:span text:style-name="T1">=</text:span> <text:span text:style-name="T2">'applicative'</text:span>  <text:span text:style-name="T8"># Change to 'causative' or 'applicative' or 'both' if needed</text:span></text:p>
      <text:p text:style-name="P1">object_pronoun <text:span text:style-name="T1">=</text:span> personal_pronouns_general[obj]</text:p>
      <text:p text:style-name="P6"/>
      <text:p text:style-name="P4"># Determine the flags for causative and applicative based on the marker value</text:p>
      <text:p text:style-name="P1">is_causative <text:span text:style-name="T1">=</text:span> marker <text:span text:style-name="T6">in</text:span> [<text:span text:style-name="T2">'causative'</text:span>, <text:span text:style-name="T2">'both'</text:span>]</text:p>
      <text:p text:style-name="P1">is_applicative <text:span text:style-name="T1">=</text:span> marker <text:span text:style-name="T6">in</text:span> [<text:span text:style-name="T2">'applicative'</text:span>, <text:span text:style-name="T2">'both'</text:span>]</text:p>
      <text:p text:style-name="P6"/>
      <text:p text:style-name="P1"><text:span text:style-name="T4">print</text:span>(<text:span text:style-name="T6">f</text:span><text:span text:style-name="T2">"All subject conjugations of infinitive '</text:span><text:span text:style-name="T6">{</text:span>infinitive<text:span text:style-name="T6">}</text:span><text:span text:style-name="T2">' with object '</text:span><text:span text:style-name="T6">{</text:span>object_pronoun<text:span text:style-name="T6">}</text:span><text:span text:style-name="T2">' and </text:span><text:span text:style-name="T6">{</text:span>marker<text:span text:style-name="T6">}</text:span><text:span text:style-name="T2"> marker:"</text:span>)</text:p>
      <text:p text:style-name="P1">all_conjugations <text:span text:style-name="T1">=</text:span> collect_conjugations(infinitive, subjects, <text:span text:style-name="T9">obj</text:span><text:span text:style-name="T1">=</text:span>obj, <text:span text:style-name="T9">causative</text:span><text:span text:style-name="T1">=</text:span>is_causative, <text:span text:style-name="T9">applicative</text:span><text:span text:style-name="T1">=</text:span>is_applicative)</text:p>
      <text:p text:style-name="P1"><text:span text:style-name="T4">print</text:span>(format_conjugations(all_conjugations))</text:p>
      <text:p text:style-name="P2"><text:line-break/><text:line-break/><text:line-break/><text:line-break/><text:line-break/></text:p>
      <text:p text:style-name="P4"># In[11]:</text:p>
      <text:p text:style-name="P5"/>
      <text:p text:style-name="P4"># Example usage for Sx</text:p>
      <text:p text:style-name="P1">infinitive <text:span text:style-name="T1">=</text:span> <text:span text:style-name="T2">'doguru'</text:span></text:p>
      <text:p text:style-name="P1"><text:span text:style-name="T4">print</text:span>(<text:span text:style-name="T6">f</text:span><text:span text:style-name="T2">"All subject conjugations of infinitive '</text:span><text:span text:style-name="T6">{</text:span>infinitive<text:span text:style-name="T6">}</text:span><text:span text:style-name="T2">':"</text:span>)</text:p>
      <text:p text:style-name="P1"><text:soft-page-break/>all_conjugations <text:span text:style-name="T1">=</text:span> collect_conjugations(infinitive, subjects)</text:p>
      <text:p text:style-name="P1"><text:span text:style-name="T4">print</text:span>(format_conjugations(all_conjugations))</text:p>
      <text:p text:style-name="P5"/>
      <text:p text:style-name="P4"># In[69]:</text:p>
      <text:p text:style-name="P5"/>
      <text:p text:style-name="P4"># Example usage for SxOx conjugations</text:p>
      <text:p text:style-name="P1">infinitive <text:span text:style-name="T1">=</text:span> <text:span text:style-name="T2">'gonʒ̆k̆u'</text:span></text:p>
      <text:p text:style-name="P1">obj <text:span text:style-name="T1">=</text:span> <text:span text:style-name="T2">'O2_Singular'</text:span></text:p>
      <text:p text:style-name="P1">object_pronoun <text:span text:style-name="T1">=</text:span> personal_pronouns_general[obj]</text:p>
      <text:p text:style-name="P1"><text:span text:style-name="T4">print</text:span>(<text:span text:style-name="T6">f</text:span><text:span text:style-name="T2">"All subject conjugations of infinitive '</text:span><text:span text:style-name="T6">{</text:span>infinitive<text:span text:style-name="T6">}</text:span><text:span text:style-name="T2">' with object '</text:span><text:span text:style-name="T6">{</text:span>object_pronoun<text:span text:style-name="T6">}</text:span><text:span text:style-name="T2">':"</text:span>)</text:p>
      <text:p text:style-name="P1">all_conjugations <text:span text:style-name="T1">=</text:span> collect_conjugations(infinitive, subjects, <text:span text:style-name="T9">obj</text:span><text:span text:style-name="T1">=</text:span>obj)</text:p>
      <text:p text:style-name="P1"><text:span text:style-name="T4">print</text:span>(format_conjugations(all_conjugations))</text:p>
      <text:p text:style-name="P5"/>
      <text:p text:style-name="P4"># In[20]:</text:p>
      <text:p text:style-name="P2"><text:lin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20:37:09.746000000</meta:creation-date>
    <dc:date>2024-12-03T20:44:30.170000000</dc:date>
    <meta:editing-duration>PT7M20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42" meta:word-count="187" meta:character-count="1808" meta:non-whitespace-character-count="1638"/>
  </office:meta>
</office:document-meta>
</file>